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Textbody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Textbody" style:family="paragraph">
      <style:paragraph-properties fo:text-align="justify"/>
    </style:style>
    <style:style style:name="T20" style:parent-style-name="StrongEmphasis" style:family="text">
      <style:text-properties fo:font-weight="normal" style:font-weight-asian="normal" style:font-weight-complex="normal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paragraph-properties fo:margin-bottom="0.1965in"/>
    </style:style>
    <style:style style:name="P26" style:parent-style-name="Standard" style:family="paragraph">
      <style:paragraph-properties fo:margin-bottom="0.1965in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T28" style:parent-style-name="Uwydatnienie" style:family="text">
      <style:text-properties fo:font-style="normal" style:font-style-asian="normal" style:font-style-complex="normal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O kancelarii</text:p>
      <text:p text:style-name="Standard"/>
      <text:p text:style-name="Standard">Kancelaria Notarialna Wojciecha Dzięcioła to kontynuacja działającej pod tym samym adresem Kancelarii Notarialnej, którą prowadziła notariusz Urszula Makarska. Podtrzymanie tradycji i historii miejsca zapewnia<text:s/>Klientom zaufanie i rzetelność usług. Fachową i profesjonalną obsługę gwarantują zatrudnieni w Kancelarii wykwalifikowani pracownicy, przygotowani na udzielenie Klientom wszelkich niezbędnych informacji.</text:p>
      <text:p text:style-name="Standard"/>
      <text:p text:style-name="P2">Notariusz</text:p>
      <text:p text:style-name="Standard"/>
      <text:p text:style-name="Standard">Absolwent prawa Uniwersytetu Opolskiego. Odbył aplikację notarialną w Izbie Notarialnej we Wrocławiu. Bezpośrednio po jej ukończeniu złożył egzamin notarialny i pracował w charakterze zastępcy notarialnego w Kancelarii Notarialnej w Świdnicy. Jako zastępca notarialny dokonywał czynności notarialnych zastępując notariuszy prowadzących kancelarie we Wrocławiu. Po powołaniu przez Ministra Sprawiedliwości na stanowisko notariusza prowadzi Kancelarię Notarialną w Kłodzku.</text:p>
      <text:p text:style-name="Standard"/>
      <text:p text:style-name="Standard"/>
      <text:p text:style-name="P3">Czynności notarialne</text:p>
      <text:p text:style-name="Standard"/>
      <text:p text:style-name="P4">Notariusz Wojciech Dzięcioł Zgodnie z Ustawą z dnia 14 lutego 1991 roku Prawo o notariacie, dokonuje następujących czynności notarialnych:</text:p>
      <text:list text:style-name="LFO1" text:continue-numbering="true">
        <text:list-item>
          <text:p text:style-name="P5">sporządza akty notarialne</text:p>
        </text:list-item>
        <text:list-item>
          <text:p text:style-name="P6">sporządza akty poświadczenia dziedziczenia<text:s/>ustawowego lub testamentowego, z wyłączeniem dziedziczenia na podstawie testamentów szczególnych</text:p>
        </text:list-item>
        <text:list-item>
          <text:p text:style-name="P7">podejmuje czynności dotyczące europejskiego poświadczenia spadkowego</text:p>
        </text:list-item>
        <text:list-item>
          <text:p text:style-name="P8">podejmuje czynności związane z zarządem sukcesyjnym przedsiębiorstwem osoby fizycznej</text:p>
        </text:list-item>
        <text:list-item>
          <text:p text:style-name="P9">sporządza poświadczenia</text:p>
        </text:list-item>
        <text:list-item>
          <text:p text:style-name="P10">spisuje protokoły</text:p>
        </text:list-item>
        <text:list-item>
          <text:p text:style-name="P11">sporządza protesty weksli i czeków</text:p>
        </text:list-item>
        <text:list-item>
          <text:p text:style-name="P12">przyjmuje na<text:s/>przechowanie pieniądze, papiery wartościowe, dokumenty, dane na informatycznym nośniku danych,</text:p>
        </text:list-item>
        <text:list-item>
          <text:p text:style-name="P13">prowadzi rejestry akcjonariuszy prostych spółek akcyjnych oraz podejmuje związane z tym czynności</text:p>
        </text:list-item>
        <text:list-item>
          <text:p text:style-name="P14">sporządza wypisy, odpisy i wyciągi dokumentów</text:p>
        </text:list-item>
        <text:list-item>
          <text:p text:style-name="P15">sporządza, na żądanie stron, projekty aktów, oświadczeń i innych dokumentów</text:p>
        </text:list-item>
        <text:list-item>
          <text:p text:style-name="P16">składa wnioski o wpis w księdze wieczystej wraz z dokumentami stanowiącymi podstawę wpisu w księdze wieczystej</text:p>
        </text:list-item>
        <text:list-item>
          <text:p text:style-name="P17">sporządza inne czynności wynikające z odrębnych przepisów</text:p>
        </text:list-item>
      </text:list>
      <text:p text:style-name="P18"/>
      <text:p text:style-name="P19">Celem uzyskania bezpłatnych informacji dotyczących dokonywanych czynności notarialnych prosimy o kontakt telefoniczny, za pomocą poczty elektronicznej lub podczas konsultacji w siedzibie kancelarii.</text:p>
      <text:p text:style-name="Textbody">Czynności notarialne dokonywane są w siedzibie kancelarii, mogą być także dokonywane w innym miejscu, jeżeli przemawia za tym charakter czynności lub szczególne okoliczności, a w uzasadnionych przypadkach także w innych godzinach oraz w dni wolne od pracy.</text:p>
      <text:p text:style-name="Textbody">Za wykonane czynności notarialne<text:s/><text:span text:style-name="T20">notariusz w Kłodzku</text:span><text:s/>pobiera wynagrodzenie zwane<text:s/>taksą notarialną. Wysokość taksy regulowana jest przez Rozporządzenie Ministra Sprawiedliwości. Za udzielane informacje oraz porady prawne notariusz Wojciech Dzięcioł nie pobiera wynagrodzenia.</text:p>
      <text:p text:style-name="P21"/>
      <text:p text:style-name="P22"/>
      <text:soft-page-break/>
      <text:p text:style-name="P23">Dojazd i kontakt</text:p>
      <text:p text:style-name="P24"/>
      <text:p text:style-name="Standard">ul. Bohaterów Getta 1</text:p>
      <text:p text:style-name="P25">57-300 Kłodzko</text:p>
      <text:p text:style-name="P26">(mapka)</text:p>
      <text:p text:style-name="P27"/>
      <text:p text:style-name="Standard">telefony (z wizytówki)</text:p>
      <text:p text:style-name="Standard"/>
      <text:p text:style-name="Standard">mail (z wizytówki)</text:p>
      <text:p text:style-name="Standard"/>
      <text:p text:style-name="Standard">godziny otwarcia (póki co takie:)</text:p>
      <text:p text:style-name="Standard">Czynne w godz. 8:00 – 16:00<text:line-break/>Od poniedziałku do piątku</text:p>
      <text:p text:style-name="Standard"><text:span text:style-name="T28">Istnieje możliwość indywidualnego umówienia transakcji poza wyznaczonymi godzinami pracy.</text:span></text:p>
      <text:p text:style-name="P29"/>
      <text:p text:style-name="Standard">NIP: jeszcze nie mam<text:s/><text:line-break/>REGON: jeszcze nie mam</text:p>
      <text:p text:style-name="P30"/>
      <text:p text:style-name="Textbody">Nr rachunku bankowego<text:line-break/>jeszcze nie mam</text:p>
      <text:p text:style-name="Textbody">Nr rachunku depozytowego<text:line-break/>jeszcze nie mam</text:p>
      <text:p text:style-name="Standard"><text:line-break/></text:p>
      <text:p text:style-name="P31">Rodo (zastanawiam się czy w ogóle to dawać, jak patrzę na stronki to dużo ich nie ma)</text:p>
      <text:h text:style-name="Nagłówek3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Nagłówek3" style:display-name="Nagłówek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Uwydatnienie" style:display-name="Uwydatnienie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Kita</dc:creator>
    <meta:creation-date>2021-06-21T21:32:00Z</meta:creation-date>
    <dc:date>2021-06-22T16:09:00Z</dc:date>
    <meta:template xlink:href="Normal" xlink:type="simple"/>
    <meta:editing-cycles>12</meta:editing-cycles>
    <meta:editing-duration>PT72840S</meta:editing-duration>
    <meta:document-statistic meta:page-count="2" meta:paragraph-count="6" meta:word-count="457" meta:character-count="3199" meta:row-count="22" meta:non-whitespace-character-count="2748"/>
  </office:meta>
</office:document-meta>
</file>